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solid" draw:fill-color="#ffffff"/>
      <style:paragraph-properties fo:margin-left="0in" fo:margin-right="1in" fo:margin-top="0.5in" fo:margin-bottom="0.5in" loext:contextual-spacing="false" fo:line-height="200%" fo:text-align="end" style:justify-single-word="false" fo:orphans="2" fo:widows="2" fo:text-indent="0in" style:auto-text-indent="false" style:page-number="auto" fo:background-color="#ffffff" fo:padding="0in" fo:border="none">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Times new roman" fo:font-size="12pt" fo:font-style="normal" style:text-underline-style="none" fo:font-weight="normal" officeooo:rsid="00129494" officeooo:paragraph-rsid="00129494" fo:background-color="#ffffff" style:font-name-asian="Calibri1" style:font-size-asian="12pt" style:font-style-asian="normal" style:font-weight-asian="normal" style:font-name-complex="Calibri1" style:font-size-complex="12pt"/>
    </style:style>
    <style:style style:name="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style>
    <style:style style:name="P3" style:family="paragraph" style:parent-style-name="Standard">
      <loext:graphic-properties draw:fill="solid" draw:fill-color="#ffffff"/>
      <style:paragraph-properties fo:margin-left="0in" fo:margin-right="0in" fo:margin-top="0in" fo:margin-bottom="0.5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P4" style:family="paragraph" style:parent-style-name="Header" style:master-page-name="">
      <loext:graphic-properties draw:fill="solid" draw:fill-color="#ffffff"/>
      <style:paragraph-properties fo:margin-left="0in" fo:margin-right="1.0618in" fo:margin-top="0in" fo:margin-bottom="0.111in" loext:contextual-spacing="false" fo:line-height="108%" fo:text-align="end" style:justify-single-word="false" fo:keep-together="auto" fo:orphans="2" fo:widows="2" fo:text-indent="0in" style:auto-text-indent="false" style:page-number="auto" fo:background-color="#ffffff" fo:padding="0in" fo:border="none" fo:keep-with-next="auto">
        <style:tab-stops/>
      </style:paragraph-properties>
      <style:text-properties style:font-name="Times new roman" fo:font-size="12pt" style:font-size-asian="12pt" style:font-size-complex="12pt"/>
    </style:style>
    <style:style style:name="P5" style:family="paragraph" style:parent-style-name="Standard">
      <style:paragraph-properties fo:margin-left="1in" fo:margin-right="1in" fo:margin-top="0in" fo:margin-bottom="0in" loext:contextual-spacing="false" fo:line-height="200%" fo:text-align="justify" style:justify-single-word="false" fo:keep-together="auto" fo:orphans="2" fo:widows="2" fo:text-indent="0.5in" style:auto-text-indent="false"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style>
    <style:style style:name="P7" style:family="paragraph" style:parent-style-name="Standard">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margin-left="1in" fo:margin-right="1in" fo:margin-top="0in" fo:margin-bottom="0.111in" loext:contextual-spacing="false" fo:line-height="200%" fo:text-align="justify" style:justify-single-word="false" fo:orphans="2" fo:widows="2" fo:text-indent="0.5in" style:auto-text-indent="false"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11" style:family="paragraph" style:parent-style-name="Standard">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text-properties style:font-name="Times New Roman" fo:font-size="12pt" fo:font-style="italic" style:font-name-asian="Times New Roman1" style:font-size-asian="12pt" style:font-style-asian="italic" style:font-name-complex="Times New Roman1" style:font-size-complex="12pt"/>
    </style:style>
    <style:style style:name="P12" style:family="paragraph" style:parent-style-name="Heading_20_2">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style>
    <style:style style:name="P13" style:family="paragraph" style:parent-style-name="Heading_20_2">
      <style:paragraph-properties fo:margin-left="1in" fo:margin-right="1in" fo:margin-top="0in" fo:margin-bottom="0.111in" loext:contextual-spacing="false" fo:line-height="200%" fo:text-align="justify" style:justify-single-word="false" fo:keep-together="auto" fo:orphans="2" fo:widows="2" fo:text-indent="0.5in" style:auto-text-indent="false" fo:padding="0in" fo:border="none"/>
      <style:text-properties style:font-name="Times New Roman" fo:font-size="12pt" style:font-name-asian="Times New Roman1" style:font-size-asian="12pt" style:font-name-complex="Times New Roman1" style:font-size-complex="12pt"/>
    </style:style>
    <style:style style:name="P14" style:family="paragraph" style:parent-style-name="Standard" style:master-page-name="">
      <loext:graphic-properties draw:fill="solid" draw:fill-color="#ffffff"/>
      <style:paragraph-properties fo:margin-left="1in" fo:margin-right="1in" fo:margin-top="0in" fo:margin-bottom="0.111in" loext:contextual-spacing="false" fo:line-height="200%" fo:text-align="justify" style:justify-single-word="false" fo:keep-together="auto" fo:orphans="2" fo:widows="2" fo:text-indent="0.5in" style:auto-text-indent="false" style:page-number="auto" fo:background-color="#ffffff" fo:padding="0in" fo:border="none" fo:keep-with-next="auto">
        <style:tab-stops>
          <style:tab-stop style:position="7.3957in"/>
        </style:tab-stops>
      </style:paragraph-properties>
    </style:style>
    <style:style style:name="P15" style:family="paragraph" style:parent-style-name="Standard" style:master-page-name="First_20_Page">
      <loext:graphic-properties draw:fill="solid" draw:fill-color="#ffffff"/>
      <style:paragraph-properties fo:margin-left="1in" fo:margin-right="1in" fo:margin-top="0in" fo:margin-bottom="0in" loext:contextual-spacing="false" fo:line-height="200%" fo:text-align="justify" style:justify-single-word="false" fo:keep-together="auto" fo:orphans="2" fo:widows="2" fo:text-indent="0in" style:auto-text-indent="false" style:page-number="1" fo:background-color="#ffffff" fo:padding="0in" fo:border="none" fo:keep-with-next="auto"/>
      <style:text-properties style:font-name="Times New Roman" fo:font-size="12pt" style:font-name-asian="Times New Roman1" style:font-size-asian="12pt" style:font-name-complex="Times New Roman1" style:font-size-complex="12pt"/>
    </style:style>
    <style:style style:name="P16" style:family="paragraph" style:parent-style-name="Standard">
      <loext:graphic-properties draw:fill="solid" draw:fill-color="#ffffff"/>
      <style:paragraph-properties fo:margin-left="1in" fo:margin-right="1in" fo:margin-top="0in" fo:margin-bottom="0in" loext:contextual-spacing="false" fo:line-height="200%" fo:text-align="justify" style:justify-single-word="false" fo:keep-together="auto" fo:orphans="2" fo:widows="2" fo:text-indent="0in" style:auto-text-indent="false" fo:background-color="#ffffff" fo:padding="0in" fo:border="none" fo:keep-with-next="auto"/>
      <style:text-properties style:font-name="Times New Roman" fo:font-size="12pt" style:font-name-asian="Times New Roman1" style:font-size-asian="12pt" style:font-name-complex="Times New Roman1" style:font-size-complex="12pt"/>
    </style:style>
    <style:style style:name="P17" style:family="paragraph" style:parent-style-name="Standard">
      <loext:graphic-properties draw:fill="solid" draw:fill-color="#ffffff"/>
      <style:paragraph-properties fo:margin-left="1in" fo:margin-right="1in" fo:margin-top="0in" fo:margin-bottom="0in" loext:contextual-spacing="false" fo:line-height="200%" fo:text-align="justify" style:justify-single-word="false" fo:keep-together="auto" fo:orphans="2" fo:widows="2" fo:text-indent="0in" style:auto-text-indent="false" fo:background-color="#ffffff" fo:padding="0in" fo:border="none" fo:keep-with-next="auto"/>
    </style:style>
    <style:style style:name="P18" style:family="paragraph" style:parent-style-name="Standard">
      <loext:graphic-properties draw:fill="solid" draw:fill-color="#ffffff"/>
      <style:paragraph-properties fo:margin-left="0in" fo:margin-right="1in" fo:margin-top="0in" fo:margin-bottom="0.111in" loext:contextual-spacing="false" fo:line-height="200%" fo:text-align="center" style:justify-single-word="false" fo:keep-together="auto" fo:orphans="2" fo:widows="2" fo:text-indent="0in" style:auto-text-indent="false" fo:background-color="#ffffff" fo:padding="0in" fo:border="none" fo:keep-with-next="auto"/>
      <style:text-properties style:font-name="Times New Roman" fo:font-size="12pt" fo:font-weight="bold" style:font-name-asian="Times New Roman1" style:font-size-asian="12pt" style:font-weight-asian="bold" style:font-name-complex="Times New Roman1" style:font-size-complex="12pt"/>
    </style:style>
    <style:style style:name="T1" style:family="text">
      <style:text-properties officeooo:rsid="00129494"/>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adira Lizama-Mué &amp; Daniel Varona-Cordero</text:p>
      <text:p text:style-name="P16">Profesor: Constanza Burúcua</text:p>
      <text:p text:style-name="P17"><text:span text:style-name="T2">Spanish</text:span><text:span text:style-name="T3"> </text:span><text:span text:style-name="T2">9785</text:span></text:p>
      <text:p text:style-name="P16">8 de Diciembre, 2017</text:p>
      <text:p text:style-name="P18"><text:tab/> <text:s/>La Estructura y Dinámica de la Red de Estudios Transatlánticos Hoy: Un Enfoque Bibliométrico</text:p>
      <text:p text:style-name="P5">Resumen</text:p>
      <text:p text:style-name="P14"><text:span text:style-name="T2">Los estudios transatlánticos pretenden abarcar los procesos y productos culturales en ambas orillas del Atlántico desde una perspectiva post-colonial, que no termina de estar definida ni por una metodología específica, ni por una articulación dentro del hispanismo tradicional. Aún así, es innegable su existencia dado el considerable volumen de producción científica alrededor del tema, su transversalidad al resto de las ciencias sociales y su impacto en la cultura, identidad, historia, migración y economía, por solo mencionar algunas áreas. La presente investigación tiene como objetivo caracterizar la evolución y situación actual de los estudios transatlánticos a través del análisis y visualización de la estructura y dinámica de la red de publicaciones en el tema mediante técnicas de bibliometría, procesamiento del lenguaje natural y teoría de grafos. Primeramente se parte del análisis evolutivo del comportamiento de palabras claves, instituciones, autores y sus relaciones dentro del campo hasta 2017. Al final, se interpretan las métricas de co-autoría, co-citaciones, distribución geográfica y relaciones externas a otras disciplinas. El corpus utilizado lo conforman artículos y libros indexados en SCOPUS y Thomson Reuter ISI Web of Knowledge asociados a “Estudios Transatlánticos” hasta el año 2017 en inglés y español. Algunos resultados preliminares demuestran la supremacía de países norteamericanos y europeos como actores en la red. La investigación se </text:span><text:soft-page-break/><text:span text:style-name="T2">hace eco de la necesidad de apertura del acceso al conocimiento para descentralizar la producción intelectual. Otros resultados muestran la distribución geográfica de las líneas de investigación y el continuo crecimiento que experimenta el campo. </text:span></text:p>
      <text:p text:style-name="P8">Introducción</text:p>
      <text:p text:style-name="P7">Estudios bibliométricos</text:p>
      <text:p text:style-name="P7">Bibliometrix</text:p>
      <text:p text:style-name="P7">Tool for quantitative research in scientometrics and bibliometrics. It provides various routines for importing bibliographic data from SCOPUS () and Clarivate Analytics Web of Science () databases, performing bibliometric analysis and building data matrices for co-citation, coupling, scientific collaboration and co-word analysis.</text:p>
      <text:p text:style-name="P10">Estado del arte</text:p>
      <text:p text:style-name="P8">Métodos </text:p>
      <text:p text:style-name="P11">Etapas de procesamiento</text:p>
      <text:p text:style-name="P11">Colección de datos</text:p>
      <text:p text:style-name="P7">A la fecha de 16 de noviembre de 2017 fueron descargados de Web of Science Core Collection 4,337 documentos relacionados a “transatlantic OR transatlántico” La búsqueda incluyó el término “trans-Atlantic” que también es utilizado en la bibliografía. En SCOPUS, el mismo criterio arrojó 3041 resultados. Solo se tuvieron en cuenta Artículos, Libros, Memorias de Eventos, Capítulos de libros y Artículos en la prensa en las categorías de Artes y Humanidades, y Ciencias Sociales.</text:p>
      <text:p text:style-name="P7">Query en SCOPUS: 3041 resultados </text:p>
      <text:p text:style-name="P6"><text:soft-page-break/><text:span text:style-name="T2"><text:s/>TITLE-ABS-KEY ( </text:span><text:span text:style-name="T4">"transatlantic"</text:span><text:span text:style-name="T2">  OR  </text:span><text:span text:style-name="T4">transatlántico</text:span><text:span text:style-name="T2"> )  AND  ( LIMIT-TO ( DOCTYPE ,  </text:span><text:span text:style-name="T4">"ar"</text:span><text:span text:style-name="T2"> )  OR  LIMIT-TO ( DOCTYPE ,  </text:span><text:span text:style-name="T4">"ch"</text:span><text:span text:style-name="T2"> )  OR  LIMIT-TO ( DOCTYPE ,  </text:span><text:span text:style-name="T4">"bk"</text:span><text:span text:style-name="T2"> )  OR  LIMIT-TO ( DOCTYPE ,  </text:span><text:span text:style-name="T4">"cp"</text:span><text:span text:style-name="T2"> )  OR  LIMIT-TO ( DOCTYPE ,  </text:span><text:span text:style-name="T4">"ip"</text:span><text:span text:style-name="T2"> ) )  AND  ( LIMIT-TO ( SUBJAREA ,  </text:span><text:span text:style-name="T4">"SOCI"</text:span><text:span text:style-name="T2"> )  OR  LIMIT-TO ( SUBJAREA ,  </text:span><text:span text:style-name="T4">"ARTS"</text:span><text:span text:style-name="T2"> ) ) </text:span></text:p>
      <text:p text:style-name="P7">Artes: 1645</text:p>
      <text:p text:style-name="P12"><text:span text:style-name="T2">TITLE-ABS-KEY ( </text:span><text:span text:style-name="T4">"transatlantic"</text:span><text:span text:style-name="T2">  OR  </text:span><text:span text:style-name="T4">transatlántico</text:span><text:span text:style-name="T2"> )  AND  ( LIMIT-TO ( DOCTYPE ,  </text:span><text:span text:style-name="T4">"ar "</text:span><text:span text:style-name="T2"> )  OR  LIMIT-TO ( DOCTYPE ,  </text:span><text:span text:style-name="T4">"ch "</text:span><text:span text:style-name="T2"> )  OR  LIMIT-TO ( DOCTYPE ,  </text:span><text:span text:style-name="T4">"bk "</text:span><text:span text:style-name="T2"> )  OR  LIMIT-TO ( DOCTYPE ,  </text:span><text:span text:style-name="T4">"cp "</text:span><text:span text:style-name="T2"> )  OR  LIMIT-TO ( DOCTYPE ,  </text:span><text:span text:style-name="T4">"ip "</text:span><text:span text:style-name="T2"> ) )  AND  ( LIMIT-TO ( SUBJAREA ,  </text:span><text:span text:style-name="T4">"ARTS "</text:span><text:span text:style-name="T2"> ) )  </text:span></text:p>
      <text:p text:style-name="P7">Social Sciences: 2122</text:p>
      <text:p text:style-name="P12"><text:span text:style-name="T2">TITLE-ABS-KEY ( </text:span><text:span text:style-name="T4">"transatlantic"</text:span><text:span text:style-name="T2">  OR  </text:span><text:span text:style-name="T4">transatlántico</text:span><text:span text:style-name="T2"> )  AND  ( LIMIT-TO ( DOCTYPE ,  </text:span><text:span text:style-name="T4">"ar "</text:span><text:span text:style-name="T2"> )  OR  LIMIT-TO ( DOCTYPE ,  </text:span><text:span text:style-name="T4">"ch "</text:span><text:span text:style-name="T2"> )  OR  LIMIT-TO ( DOCTYPE ,  </text:span><text:span text:style-name="T4">"bk "</text:span><text:span text:style-name="T2"> )  OR  LIMIT-TO ( DOCTYPE ,  </text:span><text:span text:style-name="T4">"cp "</text:span><text:span text:style-name="T2"> )  OR  LIMIT-TO ( DOCTYPE ,  </text:span><text:span text:style-name="T4">"ip "</text:span><text:span text:style-name="T2"> ) )  AND  ( LIMIT-TO ( SUBJAREA ,  </text:span><text:span text:style-name="T4">"SOCI "</text:span><text:span text:style-name="T2"> ) ) </text:span></text:p>
      <text:p text:style-name="P13"/>
      <text:p text:style-name="P7">Query en WebOfSciences </text:p>
      <text:p text:style-name="P7">Total: 3507</text:p>
      <text:p text:style-name="P7"/>
      <text:p text:style-name="P11">Limpieza de datos</text:p>
      <text:p text:style-name="P7"/>
      <text:p text:style-name="P7"/>
      <text:p text:style-name="P8"><text:soft-page-break/>Resultados </text:p>
      <text:p text:style-name="P8">Discusión</text:p>
      <text:p text:style-name="P8">Referencias bibliográfica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Calibri" fo:font-size="11pt" fo:language="es" fo:country="CU"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a" style:text-line-through-style="none" style:text-line-through-type="none" style:text-position="0% 100%" style:font-name="Calibri" fo:font-size="11pt" fo:language="es" fo:country="CU" fo:font-style="normal" style:text-underline-style="none" fo:font-weight="normal" style:letter-kerning="true" fo:background-color="#ffffff"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111in" loext:contextual-spacing="false" fo:line-height="108%"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4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ans1" fo:font-family="'Liberation Sans'" style:font-family-generic="roman"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solid" draw:fill-color="#ffffff"/>
      <style:paragraph-properties fo:margin-left="0in" fo:margin-right="1in" fo:margin-top="0.5in" fo:margin-bottom="0.5in" loext:contextual-spacing="false" fo:line-height="200%" fo:text-align="end" style:justify-single-word="false" fo:orphans="2" fo:widows="2" fo:text-indent="0in" style:auto-text-indent="false" style:page-number="auto" fo:background-color="#ffffff" fo:padding="0in" fo:border="none">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Times new roman" fo:font-size="12pt" fo:font-style="normal" style:text-underline-style="none" fo:font-weight="normal" officeooo:rsid="00129494" officeooo:paragraph-rsid="00129494" fo:background-color="#ffffff" style:font-name-asian="Calibri1" style:font-size-asian="12pt" style:font-style-asian="normal" style:font-weight-asian="normal" style:font-name-complex="Calibri1" style:font-size-complex="12pt"/>
    </style:style>
    <style:style style:name="MP2"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style>
    <style:style style:name="MP3" style:family="paragraph" style:parent-style-name="Standard">
      <loext:graphic-properties draw:fill="solid" draw:fill-color="#ffffff"/>
      <style:paragraph-properties fo:margin-left="0in" fo:margin-right="0in" fo:margin-top="0in" fo:margin-bottom="0.5in" loext:contextual-spacing="false" fo:line-height="100%" fo:text-align="start" style:justify-single-word="false" fo:keep-together="auto" fo:orphans="2" fo:widows="2" fo:text-indent="0in" style:auto-text-indent="false" fo:background-color="#ffffff" fo:padding="0in" fo:border="none" fo:keep-with-next="auto">
        <style:tab-stops>
          <style:tab-stop style:position="3.2661in" style:type="center"/>
          <style:tab-stop style:position="6.5319in" style:type="right"/>
        </style:tab-stops>
      </style:paragraph-properties>
      <style:text-properties fo:font-variant="normal" fo:text-transform="none" fo:color="#00000a" style:text-line-through-style="none" style:text-line-through-type="none" style:text-position="0% 100%" style:font-name="Calibri" fo:font-size="11pt" fo:font-style="normal" style:text-underline-style="none" fo:font-weight="normal" fo:background-color="#ffffff" style:font-name-asian="Calibri1" style:font-size-asian="11pt" style:font-style-asian="normal" style:font-weight-asian="normal" style:font-name-complex="Calibri1" style:font-size-complex="11pt"/>
    </style:style>
    <style:style style:name="MP4" style:family="paragraph" style:parent-style-name="Header" style:master-page-name="">
      <loext:graphic-properties draw:fill="solid" draw:fill-color="#ffffff"/>
      <style:paragraph-properties fo:margin-left="0in" fo:margin-right="1.0618in" fo:margin-top="0in" fo:margin-bottom="0.111in" loext:contextual-spacing="false" fo:line-height="108%" fo:text-align="end" style:justify-single-word="false" fo:keep-together="auto" fo:orphans="2" fo:widows="2" fo:text-indent="0in" style:auto-text-indent="false" style:page-number="auto" fo:background-color="#ffffff" fo:padding="0in" fo:border="none" fo:keep-with-next="auto">
        <style:tab-stops/>
      </style:paragraph-properties>
      <style:text-properties style:font-name="Times new roman" fo:font-size="12pt" style:font-size-asian="12pt" style:font-size-complex="12pt"/>
    </style:style>
    <style:style style:name="MT1" style:family="text">
      <style:text-properties officeooo:rsid="00129494"/>
    </style:style>
    <style:page-layout style:name="Mpm1">
      <style:page-layout-properties fo:page-width="8.5in" fo:page-height="11in" style:num-format="1" style:print-orientation="portrait" fo:margin-top="0in" fo:margin-bottom="0.5in" fo:margin-left="0.052in" fo:margin-right="0in" style:writing-mode="lr-tb" style:layout-grid-color="#c0c0c0" style:layout-grid-lines="2402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style:shadow="none" fo:background-color="transparent" style:dynamic-spacing="false" draw:fill="none" draw:fill-color="#729fcf" draw:fill-image-width="0in" draw:fill-image-height="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398in" fo:margin-bottom="1in" fo:margin-left="0.0209in" fo:margin-right="0.0417in" style:writing-mode="lr-tb" style:layout-grid-color="#c0c0c0" style:layout-grid-lines="2402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Lizama &amp; Varona <text:page-number text:select-page="current">4</text:page-number></text:p>
      </style:header>
      <style:footer>
        <text:p text:style-name="MP2"><text:page-number text:select-page="current">3</text:page-number></text:p>
        <text:p text:style-name="MP3"/>
      </style:footer>
      <style:footer-left>
        <text:p text:style-name="MP3"/>
      </style:footer-left>
    </style:master-page>
    <style:master-page style:name="First_20_Page" style:display-name="First Page" style:page-layout-name="Mpm2" style:next-style-name="Standard">
      <style:header>
        <text:p text:style-name="MP4"><text:span text:style-name="MT1"><text:s text:c="2"/>Lizama &amp; Varona </text:span><text:page-number text:select-page="current">1</text:page-number>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8T14:47:34.185771042</dc:date>
    <meta:editing-duration>PT2M1S</meta:editing-duration>
    <meta:editing-cycles>6</meta:editing-cycles>
    <meta:generator>LibreOffice/5.1.4.2$Linux_X86_64 LibreOffice_project/10m0$Build-2</meta:generator>
    <meta:document-statistic meta:table-count="0" meta:image-count="0" meta:object-count="0" meta:page-count="4" meta:paragraph-count="31" meta:word-count="611" meta:character-count="3909" meta:non-whitespace-character-count="3250"/>
  </office:meta>
</office:document-meta>
</file>